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5.239cm" style:rel-column-width="2970*"/>
    </style:style>
    <style:style style:name="Таблица1.B" style:family="table-column">
      <style:table-column-properties style:column-width="13.762cm" style:rel-column-width="78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3010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Субмодель релейное с переменными ЗН и ЗВ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6">C</text:span><text:span text:style-name="T7">и</text:span>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2" draw:name="Графический объект2" text:anchor-type="as-char" svg:width="4.369cm" svg:height="2.2cm" draw:z-index="1"><draw:image xlink:href="../images/3010s.png" xlink:type="simple" xlink:show="embed" xlink:actuate="onLoad"/></draw:frame></text:p>
          </table:table-cell>
          <table:table-cell table:style-name="Таблица1.B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 (сборку). Для того чтобы посмотреть структуру алгоритма – нажмите правой кнопкой «Действия» <text:span text:style-name="T4">→</text:span> «Войти в субмодель».</text:p>
            <text:p text:style-name="P2">Блок представляет собой субмодель с алгоритмом работы реле с переменным гистерезисом (переменной зоной возврата) и переменной зоной нечувствительности. Величина зоны нечувствительности и величина зоны возврата задаются входными сигналами блока (порты расположены снизу блока).</text:p>
            <text:p text:style-name="P2"><text:span text:style-name="T2">Входные сигналы</text:span>:</text:p>
            <text:list xml:id="list114053383906482039" text:style-name="L1">
              <text:list-item>
                <text:p text:style-name="P6">Сигнал — обрабатываемый блоком сигнал.</text:p>
              </text:list-item>
              <text:list-item>
                <text:p text:style-name="P6">Зона нечувствительности — ширина зоны нечувствительности.</text:p>
              </text:list-item>
              <text:list-item>
                <text:p text:style-name="P6">Зона возврата — ширина зоны возврата.</text:p>
              </text:list-item>
            </text:list>
            <text:p text:style-name="P2"><text:span text:style-name="T2">Выходные сигналы</text:span>:</text:p>
            <text:list xml:id="list9069343527553434704" text:style-name="L2">
              <text:list-item>
                <text:p text:style-name="P7">Выход реле — сигнал, равный +1 или -1 или 0, в соответствии с алгоритмом работы блока.</text:p>
              </text:list-item>
            </text:list>
            <text:p text:style-name="P2"><text:span text:style-name="T5">Свойства</text:span>: для работы блока задавать свойства не требуется.</text:p>
            <text:p text:style-name="P2"><text:span text:style-name="T2">Примечание</text:span>:<text:span text:style-name="T1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3">Мультиплексор</text:span><text:span text:style-name="T1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релейное с переменными ЗН и ЗВ</dc:title>
    <dc:date>2014-12-09T10:58:27.69</dc:date>
    <meta:generator>OpenOffice/4.1.1$Win32 OpenOffice.org_project/411m6$Build-9775</meta:generator>
    <meta:editing-duration>PT2H39M54S</meta:editing-duration>
    <meta:editing-cycles>55</meta:editing-cycles>
    <meta:document-statistic meta:table-count="1" meta:image-count="2" meta:object-count="0" meta:page-count="1" meta:paragraph-count="16" meta:word-count="136" meta:character-count="974"/>
  </office:meta>
</office:document-meta>
</file>